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6.61pt"/>
    </style:style>
    <style:style style:name="co2" style:family="table-column">
      <style:table-column-properties fo:break-before="auto" style:column-width="227.99pt"/>
    </style:style>
    <style:style style:name="co3" style:family="table-column">
      <style:table-column-properties fo:break-before="auto" style:column-width="110.64pt"/>
    </style:style>
    <style:style style:name="co4" style:family="table-column">
      <style:table-column-properties fo:break-before="auto" style:column-width="323.01pt"/>
    </style:style>
    <style:style style:name="co5" style:family="table-column">
      <style:table-column-properties fo:break-before="auto" style:column-width="44.79pt"/>
    </style:style>
    <style:style style:name="co6" style:family="table-column">
      <style:table-column-properties fo:break-before="auto" style:column-width="285.39pt"/>
    </style:style>
    <style:style style:name="co7" style:family="table-column">
      <style:table-column-properties fo:break-before="auto" style:column-width="210.16pt"/>
    </style:style>
    <style:style style:name="co8" style:family="table-column">
      <style:table-column-properties fo:break-before="auto" style:column-width="304.21pt"/>
    </style:style>
    <style:style style:name="co9" style:family="table-column">
      <style:table-column-properties fo:break-before="auto" style:column-width="174.1pt"/>
    </style:style>
    <style:style style:name="co10" style:family="table-column">
      <style:table-column-properties fo:break-before="auto" style:column-width="163.16pt"/>
    </style:style>
    <style:style style:name="co11" style:family="table-column">
      <style:table-column-properties fo:break-before="auto" style:column-width="61.26pt"/>
    </style:style>
    <style:style style:name="co12" style:family="table-column">
      <style:table-column-properties fo:break-before="auto" style:column-width="25.2pt"/>
    </style:style>
    <style:style style:name="co13" style:family="table-column">
      <style:table-column-properties fo:break-before="auto" style:column-width="55.81pt"/>
    </style:style>
    <style:style style:name="co14" style:family="table-column">
      <style:table-column-properties fo:break-before="auto" style:column-width="19.76pt"/>
    </style:style>
    <style:style style:name="co15" style:family="table-column">
      <style:table-column-properties fo:break-before="auto" style:column-width="68.29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/>
    <style:style style:name="ce10" style:family="table-cell" style:parent-style-name="Default"/>
    <style:style style:name="ce11" style:family="table-cell" style:parent-style-name="Default"/>
    <style:style style:name="ce12" style:family="table-cell" style:parent-style-name="Default"/>
    <style:style style:name="ce13" style:family="table-cell" style:parent-style-name="Default"/>
    <style:style style:name="ce14" style:family="table-cell" style:parent-style-name="Default"/>
    <style:style style:name="ce15" style:family="table-cell" style:parent-style-name="Default"/>
    <style:style style:name="ce16" style:family="table-cell" style:parent-style-name="Default"/>
    <style:style style:name="ce17" style:family="table-cell" style:parent-style-name="Default"/>
    <style:style style:name="ce18" style:family="table-cell" style:parent-style-name="Default"/>
    <style:style style:name="ce19" style:family="table-cell" style:parent-style-name="Default"/>
    <style:style style:name="ce20" style:family="table-cell" style:parent-style-name="Default"/>
    <style:style style:name="ce21" style:family="table-cell" style:parent-style-name="Default"/>
    <style:style style:name="ce22" style:family="table-cell" style:parent-style-name="Default"/>
    <style:style style:name="ce23" style:family="table-cell" style:parent-style-name="Default"/>
    <style:style style:name="ce24" style:family="table-cell" style:parent-style-name="Default"/>
    <style:style style:name="ce25" style:family="table-cell" style:parent-style-name="Default"/>
    <style:style style:name="ce26" style:family="table-cell" style:parent-style-name="Default"/>
    <style:style style:name="ce27" style:family="table-cell" style:parent-style-name="Default"/>
    <style:style style:name="ce28" style:family="table-cell" style:parent-style-name="Default"/>
    <style:style style:name="ce29" style:family="table-cell" style:parent-style-name="Default"/>
    <style:style style:name="ce30" style:family="table-cell" style:parent-style-name="Default"/>
    <style:style style:name="ce31" style:family="table-cell" style:parent-style-name="Default"/>
    <style:style style:name="ce32" style:family="table-cell" style:parent-style-name="Default"/>
    <style:style style:name="ce33" style:family="table-cell" style:parent-style-name="Default"/>
    <style:style style:name="ce34" style:family="table-cell" style:parent-style-name="Default"/>
    <style:style style:name="ce35" style:family="table-cell" style:parent-style-name="Default"/>
    <style:style style:name="ce36" style:family="table-cell" style:parent-style-name="Default"/>
    <style:style style:name="ce37" style:family="table-cell" style:parent-style-name="Default"/>
    <style:style style:name="ce38" style:family="table-cell" style:parent-style-name="Default"/>
    <style:style style:name="ce39" style:family="table-cell" style:parent-style-name="Default"/>
    <style:style style:name="ce40" style:family="table-cell" style:parent-style-name="Default"/>
    <style:style style:name="ce41" style:family="table-cell" style:parent-style-name="Default"/>
    <style:style style:name="ce42" style:family="table-cell" style:parent-style-name="Default"/>
    <style:style style:name="ce43" style:family="table-cell" style:parent-style-name="Default"/>
    <style:style style:name="ce44" style:family="table-cell" style:parent-style-name="Default"/>
    <style:style style:name="ce45" style:family="table-cell" style:parent-style-name="Default"/>
    <style:style style:name="ce46" style:family="table-cell" style:parent-style-name="Default"/>
    <style:style style:name="ce47" style:family="table-cell" style:parent-style-name="Default"/>
    <style:style style:name="ce48" style:family="table-cell" style:parent-style-name="Default"/>
    <style:style style:name="ce49" style:family="table-cell" style:parent-style-name="Default"/>
    <style:style style:name="ce50" style:family="table-cell" style:parent-style-name="Default"/>
    <style:style style:name="ce51" style:family="table-cell" style:parent-style-name="Default"/>
    <style:style style:name="ce52" style:family="table-cell" style:parent-style-name="Default"/>
    <style:style style:name="ce53" style:family="table-cell" style:parent-style-name="Default"/>
    <style:style style:name="ce54" style:family="table-cell" style:parent-style-name="Default"/>
    <style:style style:name="ce55" style:family="table-cell" style:parent-style-name="Default"/>
    <style:style style:name="ce56" style:family="table-cell" style:parent-style-name="Default"/>
    <style:style style:name="ce57" style:family="table-cell" style:parent-style-name="Default"/>
    <style:style style:name="ce58" style:family="table-cell" style:parent-style-name="Default"/>
    <style:style style:name="ce59" style:family="table-cell" style:parent-style-name="Default"/>
    <style:style style:name="ce60" style:family="table-cell" style:parent-style-name="Default"/>
    <style:style style:name="ce61" style:family="table-cell" style:parent-style-name="Default"/>
    <style:style style:name="ce62" style:family="table-cell" style:parent-style-name="Default"/>
    <style:style style:name="ce63" style:family="table-cell" style:parent-style-name="Default"/>
    <style:style style:name="ce64" style:family="table-cell" style:parent-style-name="Default"/>
    <style:style style:name="ce65" style:family="table-cell" style:parent-style-name="Default"/>
    <style:style style:name="ce66" style:family="table-cell" style:parent-style-name="Default"/>
    <style:style style:name="ce67" style:family="table-cell" style:parent-style-name="Default"/>
    <style:style style:name="ce68" style:family="table-cell" style:parent-style-name="Default"/>
    <style:style style:name="ce69" style:family="table-cell" style:parent-style-name="Default"/>
    <style:style style:name="ce70" style:family="table-cell" style:parent-style-name="Default"/>
    <style:style style:name="ce71" style:family="table-cell" style:parent-style-name="Default"/>
    <style:style style:name="ce72" style:family="table-cell" style:parent-style-name="Default"/>
    <style:style style:name="ce73" style:family="table-cell" style:parent-style-name="Default"/>
    <style:style style:name="ce74" style:family="table-cell" style:parent-style-name="Default"/>
    <style:style style:name="ce75" style:family="table-cell" style:parent-style-name="Default"/>
    <style:style style:name="ce76" style:family="table-cell" style:parent-style-name="Default"/>
    <style:style style:name="ce77" style:family="table-cell" style:parent-style-name="Default"/>
    <style:style style:name="ce78" style:family="table-cell" style:parent-style-name="Default"/>
    <style:style style:name="ce79" style:family="table-cell" style:parent-style-name="Default"/>
    <style:style style:name="ce80" style:family="table-cell" style:parent-style-name="Default"/>
    <style:style style:name="ce81" style:family="table-cell" style:parent-style-name="Default"/>
    <style:style style:name="ce82" style:family="table-cell" style:parent-style-name="Default"/>
    <style:style style:name="ce83" style:family="table-cell" style:parent-style-name="Default"/>
    <style:style style:name="ce84" style:family="table-cell" style:parent-style-name="Default"/>
    <style:style style:name="ce85" style:family="table-cell" style:parent-style-name="Default"/>
    <style:style style:name="ce86" style:family="table-cell" style:parent-style-name="Default"/>
    <style:style style:name="ce87" style:family="table-cell" style:parent-style-name="Default"/>
    <style:style style:name="ce88" style:family="table-cell" style:parent-style-name="Default"/>
    <style:style style:name="ce89" style:family="table-cell" style:parent-style-name="Default"/>
    <style:style style:name="ce90" style:family="table-cell" style:parent-style-name="Default"/>
    <style:style style:name="ce91" style:family="table-cell" style:parent-style-name="Default"/>
    <style:style style:name="ce92" style:family="table-cell" style:parent-style-name="Default"/>
    <style:style style:name="ce93" style:family="table-cell" style:parent-style-name="Default"/>
    <style:style style:name="ce94" style:family="table-cell" style:parent-style-name="Default"/>
    <style:style style:name="ce95" style:family="table-cell" style:parent-style-name="Default"/>
    <style:style style:name="ce96" style:family="table-cell" style:parent-style-name="Default"/>
  </office:automatic-styles>
  <office:body>
    <office:spreadsheet>
      <table:calculation-settings table:automatic-find-labels="false"/>
      <table:table table:name="Batch_3712921_clean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HITId</text:p>
          </table:table-cell>
          <table:table-cell office:value-type="string" calcext:value-type="string">
            <text:p>Input.predicate</text:p>
          </table:table-cell>
          <table:table-cell office:value-type="string" calcext:value-type="string">
            <text:p>Input.numeric_10_ptile</text:p>
          </table:table-cell>
          <table:table-cell office:value-type="string" calcext:value-type="string">
            <text:p>Input.numeric_90_ptile</text:p>
          </table:table-cell>
          <table:table-cell office:value-type="string" calcext:value-type="string">
            <text:p>Input.s1_label</text:p>
          </table:table-cell>
          <table:table-cell office:value-type="string" calcext:value-type="string">
            <text:p>Input.o1</text:p>
          </table:table-cell>
          <table:table-cell office:value-type="string" calcext:value-type="string">
            <text:p>Input.s2_label</text:p>
          </table:table-cell>
          <table:table-cell office:value-type="string" calcext:value-type="string">
            <text:p>Input.o2</text:p>
          </table:table-cell>
          <table:table-cell office:value-type="string" calcext:value-type="string">
            <text:p>Input.s3_label</text:p>
          </table:table-cell>
          <table:table-cell office:value-type="string" calcext:value-type="string">
            <text:p>Input.o3</text:p>
          </table:table-cell>
          <table:table-cell office:value-type="string" calcext:value-type="string">
            <text:p>Input.s4_label</text:p>
          </table:table-cell>
          <table:table-cell office:value-type="string" calcext:value-type="string">
            <text:p>Input.o4</text:p>
          </table:table-cell>
          <table:table-cell office:value-type="string" calcext:value-type="string">
            <text:p>Input.s5_label</text:p>
          </table:table-cell>
          <table:table-cell office:value-type="string" calcext:value-type="string">
            <text:p>Input.o5</text:p>
          </table:table-cell>
          <table:table-cell office:value-type="string" calcext:value-type="string">
            <text:p>Input.p_label</text:p>
          </table:table-cell>
          <table:table-cell office:value-type="string" calcext:value-type="string">
            <text:p>judgemen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_yes</text:p>
          </table:table-cell>
          <table:table-cell office:value-type="string" calcext:value-type="string">
            <text:p>maybe_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_not_know</text:p>
          </table:table-cell>
        </table:table-row>
        <table:table-row table:style-name="ro1">
          <table:table-cell office:value-type="string" calcext:value-type="string">
            <text:p>38B7Q9C28G5OH6TDJ2H0JKQBIHO96L</text:p>
          </table:table-cell>
          <table:table-cell office:value-type="string" calcext:value-type="string">
            <text:p>http://dbpedia.org/ontology/imageSize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right Lights Film Journa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scent (magazine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r Adler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Road &amp; Travel Magazin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V Jump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image size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LRF35D5LWN4FUYYBET8D15LBW3U0</text:p>
          </table:table-cell>
          <table:table-cell office:value-type="string" calcext:value-type="string">
            <text:p>http://dbpedia.org/ontology/brainInfoNumber</text:p>
          </table:table-cell>
          <table:table-cell office:value-type="float" office:value="105.8" calcext:value-type="float">
            <text:p>105.8</text:p>
          </table:table-cell>
          <table:table-cell office:value-type="float" office:value="759.2" calcext:value-type="float">
            <text:p>759.2</text:p>
          </table:table-cell>
          <table:table-cell office:value-type="string" calcext:value-type="string">
            <text:p>Alveus of hippocampus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Temporopontine fibers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Principal sensory nucleus of trigeminal nerve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Ventricular system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ateral globus pallidus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brain info number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P7QK0GJ3TLF5WSP0YZW6VBSHFAZ29</text:p>
          </table:table-cell>
          <table:table-cell office:value-type="string" calcext:value-type="string">
            <text:p>http://dbpedia.org/ontology/ageRange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he Affiliated Jhongli Senior High School of National Central Universit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ras International School, Alma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my of the Czech Republi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ongolian Armed Force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affna Central Colle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ge range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60" office:value-type="float" office:value="2" calcext:value-type="float">
            <text:p>2</text:p>
          </table:table-cell>
          <table:table-cell table:style-name="ce7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N1S8XHHML8GBATHUZI1C1NP9WZ1S</text:p>
          </table:table-cell>
          <table:table-cell office:value-type="string" calcext:value-type="string">
            <text:p>http://dbpedia.org/ontology/rankingWin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thony McGill (snooker playe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k Johnston-All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rry Griffit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n Higgins (snooker player)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raeme Dot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nking wins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A3KKYU7P3H1I5RDZTY9M0V86INWM7</text:p>
          </table:table-cell>
          <table:table-cell office:value-type="string" calcext:value-type="string">
            <text:p>http://dbpedia.org/ontology/circulation</text:p>
          </table:table-cell>
          <table:table-cell office:value-type="float" office:value="4802.6" calcext:value-type="float">
            <text:p>4802.6</text:p>
          </table:table-cell>
          <table:table-cell office:value-type="float" office:value="336350" calcext:value-type="float">
            <text:p>336350</text:p>
          </table:table-cell>
          <table:table-cell office:value-type="string" calcext:value-type="string">
            <text:p>The Herald (Sharon)</text:p>
          </table:table-cell>
          <table:table-cell office:value-type="float" office:value="15715" calcext:value-type="float">
            <text:p>15715</text:p>
          </table:table-cell>
          <table:table-cell office:value-type="string" calcext:value-type="string">
            <text:p>H.O.W. Journal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L'Officiel</text:p>
          </table:table-cell>
          <table:table-cell office:value-type="float" office:value="101719" calcext:value-type="float">
            <text:p>101719</text:p>
          </table:table-cell>
          <table:table-cell office:value-type="string" calcext:value-type="string">
            <text:p>The Music Scene (magazine)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Pipe Dream (newspaper)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circulation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M7OI89LVYOQF40GVMRRLARJO2R6CZ</text:p>
          </table:table-cell>
          <table:table-cell office:value-type="string" calcext:value-type="string">
            <text:p>http://dbpedia.org/ontology/squadNumber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C Neftekhimik Nizhnekamsk <text:s/>Stanislav Matyash <text:s/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K Rudar Probištip <text:s/>Tihi Vasilevski <text:s/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chuan Longfor F.C. <text:s/>Mao Xun <text:s/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05 PFC CSKA Moscow season <text:s/>Kirill Kochubei <text:s/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Wimbledon F.C. <text:s/>Alex Tapp <text:s/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quad number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BS6ERDL9370KW6UVIM25G919236DZ</text:p>
          </table:table-cell>
          <table:table-cell office:value-type="string" calcext:value-type="string">
            <text:p>http://dbpedia.org/ontology/numberOfSuites</text:p>
          </table:table-cell>
          <table:table-cell office:value-type="float" office:value="5" calcext:value-type="float">
            <text:p>5</text:p>
          </table:table-cell>
          <table:table-cell office:value-type="float" office:value="102.8" calcext:value-type="float">
            <text:p>102.8</text:p>
          </table:table-cell>
          <table:table-cell office:value-type="string" calcext:value-type="string">
            <text:p>W Bangkok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lsdon Park Hot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irmont Beijin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heraton Aleppo Hote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xford and Cambridge Cl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mber of suites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QQ60S6ASIRNNV1FOWA6F3YIZBU0V</text:p>
          </table:table-cell>
          <table:table-cell office:value-type="string" calcext:value-type="string">
            <text:p>http://dbpedia.org/ontology/eruptionYear</text:p>
          </table:table-cell>
          <table:table-cell office:value-type="float" office:value="320" calcext:value-type="float">
            <text:p>320</text:p>
          </table:table-cell>
          <table:table-cell office:value-type="float" office:value="6931" calcext:value-type="float">
            <text:p>6931</text:p>
          </table:table-cell>
          <table:table-cell office:value-type="string" calcext:value-type="string">
            <text:p>Taapaca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Nevado de Toluca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Aguilera (volcano)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The Pleiades (volcano group)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Payun Matru</text:p>
          </table:table-cell>
          <table:table-cell office:value-type="float" office:value="5050" calcext:value-type="float">
            <text:p>5050</text:p>
          </table:table-cell>
          <table:table-cell office:value-type="string" calcext:value-type="string">
            <text:p>eruption year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65" office:value-type="float" office:value="2" calcext:value-type="float">
            <text:p>2</text:p>
          </table:table-cell>
          <table:table-cell table:style-name="ce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HFWPF5AK9J7P22U96JTTCJH0EB3SK</text:p>
          </table:table-cell>
          <table:table-cell office:value-type="string" calcext:value-type="string">
            <text:p>http://dbpedia.org/ontology/numberOfDoctoralStudents</text:p>
          </table:table-cell>
          <table:table-cell office:value-type="float" office:value="15" calcext:value-type="float">
            <text:p>15</text:p>
          </table:table-cell>
          <table:table-cell office:value-type="float" office:value="1852" calcext:value-type="float">
            <text:p>1852</text:p>
          </table:table-cell>
          <table:table-cell office:value-type="string" calcext:value-type="string">
            <text:p>Institute of Inorganic Chemistry Slovak Academy of Scienc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ternational Institute of Information Technology, Bhubanesw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ity University Kolkat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oethe University Frankfurt</text:p>
          </table:table-cell>
          <table:table-cell office:value-type="float" office:value="2371" calcext:value-type="float">
            <text:p>2371</text:p>
          </table:table-cell>
          <table:table-cell office:value-type="string" calcext:value-type="string">
            <text:p>Rizvi College of Engineer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ber of doctoral students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M4KL7H8KVN6S1QIFP274E8SK50164</text:p>
          </table:table-cell>
          <table:table-cell office:value-type="string" calcext:value-type="string">
            <text:p>http://dbpedia.org/ontology/rankInFinalMedalCount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taly at the 1964 Winter Olympic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nited States at the 1998 Winter Olympic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eden at the 2006 Winter Olympic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nada at the 1980 Winter Olympic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ustria at the 2014 Winter Olympic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nk in final medal count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IZPORCT1F9AIV9G928Q7WFVXH9RHQ</text:p>
          </table:table-cell>
          <table:table-cell office:value-type="string" calcext:value-type="string">
            <text:p>http://dbpedia.org/ontology/fareZon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ordentown (River Line station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x Dormoy (Paris Métro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akhtennay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ncaster Gate tube st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eatham Hill railway st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re zone</text:p>
          </table:table-cell>
          <table:table-cell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F94FBDNRKD7XJMDZ3PL0DFQP2BT8</text:p>
          </table:table-cell>
          <table:table-cell office:value-type="string" calcext:value-type="string">
            <text:p>http://dbpedia.org/ontology/numberOfMatches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Zourab Tsiskaridze <text:s/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da El-Weshi <text:s/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ima Wangdi (footballer) <text:s/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loš Živković (footballer, born 1985) <text:s/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dy Georgeson <text:s/>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umber of matches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DA79LNS59V842F9Y6OJ3HF32XP3T9</text:p>
          </table:table-cell>
          <table:table-cell office:value-type="string" calcext:value-type="string">
            <text:p>http://dbpedia.org/ontology/numberOfUndergraduateStudents</text:p>
          </table:table-cell>
          <table:table-cell office:value-type="float" office:value="300" calcext:value-type="float">
            <text:p>300</text:p>
          </table:table-cell>
          <table:table-cell office:value-type="float" office:value="21677" calcext:value-type="float">
            <text:p>21677</text:p>
          </table:table-cell>
          <table:table-cell office:value-type="string" calcext:value-type="string">
            <text:p>Medical Universities (Myanmar)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ulf Medical University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ational Taiwan University</text:p>
          </table:table-cell>
          <table:table-cell office:value-type="float" office:value="16533" calcext:value-type="float">
            <text:p>16533</text:p>
          </table:table-cell>
          <table:table-cell office:value-type="string" calcext:value-type="string">
            <text:p>Robert R. McCormick School of Engineering and Applied Science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Lasell Colleg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number of undergraduate students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51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VQTAXTYN3LS7AYBD4TZQWZH939BUZ</text:p>
          </table:table-cell>
          <table:table-cell office:value-type="string" calcext:value-type="string">
            <text:p>http://dbpedia.org/ontology/numberOfDeaths</text:p>
          </table:table-cell>
          <table:table-cell office:value-type="float" office:value="12.1" calcext:value-type="float">
            <text:p>12.1</text:p>
          </table:table-cell>
          <table:table-cell office:value-type="float" office:value="714.7" calcext:value-type="float">
            <text:p>714.7</text:p>
          </table:table-cell>
          <table:table-cell office:value-type="string" calcext:value-type="string">
            <text:p>Keraterm camp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Lapušnik prison camp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echelen transit camp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Herzogenbusch concentration camp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Čelebići prison camp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mber of deaths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566S7OX5DJPW14NYZ7ZAS8OFGK173</text:p>
          </table:table-cell>
          <table:table-cell office:value-type="string" calcext:value-type="string">
            <text:p>http://dbpedia.org/ontology/numberOfPostgraduateStudents</text:p>
          </table:table-cell>
          <table:table-cell office:value-type="float" office:value="58" calcext:value-type="float">
            <text:p>58</text:p>
          </table:table-cell>
          <table:table-cell office:value-type="float" office:value="6613" calcext:value-type="float">
            <text:p>6613</text:p>
          </table:table-cell>
          <table:table-cell office:value-type="string" calcext:value-type="string">
            <text:p>Belmont University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Tel Aviv University</text:p>
          </table:table-cell>
          <table:table-cell office:value-type="float" office:value="11577" calcext:value-type="float">
            <text:p>11577</text:p>
          </table:table-cell>
          <table:table-cell office:value-type="string" calcext:value-type="string">
            <text:p>Bangabasi Colleg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howa Pharmaceutical University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itsumeikan University</text:p>
          </table:table-cell>
          <table:table-cell office:value-type="float" office:value="2089" calcext:value-type="float">
            <text:p>2089</text:p>
          </table:table-cell>
          <table:table-cell office:value-type="string" calcext:value-type="string">
            <text:p>number of postgraduate students</text:p>
          </table:table-cell>
          <table:table-cell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34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SDSEDIN92TWF9684Z5OS4JQ0Q18Q</text:p>
          </table:table-cell>
          <table:table-cell office:value-type="string" calcext:value-type="string">
            <text:p>http://dbpedia.org/ontology/numberOfIslands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ourtier Island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am Island (Queensland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m Island (New York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iffiths Isl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inier Archipelag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mber of islands</text:p>
          </table:table-cell>
          <table:table-cell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TZDZ3Y0JS6TAKSGDW5JOOZUA6819F</text:p>
          </table:table-cell>
          <table:table-cell office:value-type="string" calcext:value-type="string">
            <text:p>http://dbpedia.org/ontology/numberOfLane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afjord Tunn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ytle Tunn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Çakıt Tunn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high Tun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sago Tunn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mber of lanes</text:p>
          </table:table-cell>
          <table:table-cell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9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CAVSKPCEPRUCGJB70AKKM8NRHU1Y</text:p>
          </table:table-cell>
          <table:table-cell office:value-type="string" calcext:value-type="string">
            <text:p>http://dbpedia.org/ontology/colourHexCode</text:p>
          </table:table-cell>
          <table:table-cell office:value-type="float" office:value="4225" calcext:value-type="float">
            <text:p>4225</text:p>
          </table:table-cell>
          <table:table-cell office:value-type="float" office:value="900020" calcext:value-type="float">
            <text:p>900020</text:p>
          </table:table-cell>
          <table:table-cell office:value-type="string" calcext:value-type="string">
            <text:p>Crimson <text:s/>Oklahoma Crimson <text:s/>1</text:p>
          </table:table-cell>
          <table:table-cell office:value-type="float" office:value="841617" calcext:value-type="float">
            <text:p>841617</text:p>
          </table:table-cell>
          <table:table-cell office:value-type="string" calcext:value-type="string">
            <text:p>Olive (color)</text:p>
          </table:table-cell>
          <table:table-cell office:value-type="float" office:value="808000" calcext:value-type="float">
            <text:p>808000</text:p>
          </table:table-cell>
          <table:table-cell office:value-type="string" calcext:value-type="string">
            <text:p>Sapphire (color) <text:s/>Blue Sapphire <text:s/>1</text:p>
          </table:table-cell>
          <table:table-cell office:value-type="float" office:value="126180" calcext:value-type="float">
            <text:p>126180</text:p>
          </table:table-cell>
          <table:table-cell office:value-type="string" calcext:value-type="string">
            <text:p>Shades of purple <text:s/>Byzantium <text:s/>1</text:p>
          </table:table-cell>
          <table:table-cell office:value-type="float" office:value="702963" calcext:value-type="float">
            <text:p>702963</text:p>
          </table:table-cell>
          <table:table-cell office:value-type="string" calcext:value-type="string">
            <text:p>Rose (color) <text:s/>white <text:s/>1</text:p>
          </table:table-cell>
          <table:table-cell office:value-type="float" office:value="674846" calcext:value-type="float">
            <text:p>674846</text:p>
          </table:table-cell>
          <table:table-cell office:value-type="string" calcext:value-type="string">
            <text:p>colour hex code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6AZSFEYZ40SKPNBIU34MI10NAIBVO</text:p>
          </table:table-cell>
          <table:table-cell office:value-type="string" calcext:value-type="string">
            <text:p>http://dbpedia.org/ontology/graySubject</text:p>
          </table:table-cell>
          <table:table-cell office:value-type="float" office:value="46" calcext:value-type="float">
            <text:p>46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eninge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Extensor pollicis brevis muscl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uperior rectal artery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Saddle join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ngus capitis muscle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ray subject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9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MZ3TAMYTLNAEQK0FKQB78GAXUORIJ</text:p>
          </table:table-cell>
          <table:table-cell office:value-type="string" calcext:value-type="string">
            <text:p>http://dbpedia.org/ontology/numberOfFilms</text:p>
          </table:table-cell>
          <table:table-cell office:value-type="float" office:value="13" calcext:value-type="float">
            <text:p>13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Julia Ann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Ariana (actress)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Tabitha Steve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anessa Blue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Annabel Chong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umber of films</text:p>
          </table:table-cell>
          <table:table-cell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</table:table-row>
        <calcext:conditional-formats>
          <calcext:conditional-format calcext:target-range-address="Batch_3712921_clean.Q2:Batch_3712921_clean.U2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Batch_3712921_clean.Q3:Batch_3712921_clean.Q3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Batch_3712921_clean.R3:Batch_3712921_clean.R3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Batch_3712921_clean.S3:Batch_3712921_clean.S3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Batch_3712921_clean.T3:Batch_3712921_clean.T3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Batch_3712921_clean.U3:Batch_3712921_clean.U3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Batch_3712921_clean.Q4:Batch_3712921_clean.Q4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Batch_3712921_clean.R4:Batch_3712921_clean.R4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Batch_3712921_clean.S4:Batch_3712921_clean.S4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Batch_3712921_clean.T4:Batch_3712921_clean.T4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Batch_3712921_clean.U4:Batch_3712921_clean.U4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Batch_3712921_clean.Q5:Batch_3712921_clean.Q5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Batch_3712921_clean.R5:Batch_3712921_clean.R5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Batch_3712921_clean.S5:Batch_3712921_clean.S5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Batch_3712921_clean.T5:Batch_3712921_clean.T5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Batch_3712921_clean.U5:Batch_3712921_clean.U5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Batch_3712921_clean.Q6:Batch_3712921_clean.Q6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Batch_3712921_clean.R6:Batch_3712921_clean.R6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Batch_3712921_clean.S6:Batch_3712921_clean.S6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Batch_3712921_clean.T6:Batch_3712921_clean.T6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Batch_3712921_clean.U6:Batch_3712921_clean.U6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Batch_3712921_clean.Q7:Batch_3712921_clean.Q7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Batch_3712921_clean.R7:Batch_3712921_clean.R7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Batch_3712921_clean.S7:Batch_3712921_clean.S7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Batch_3712921_clean.T7:Batch_3712921_clean.T7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Batch_3712921_clean.U7:Batch_3712921_clean.U7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Batch_3712921_clean.Q8:Batch_3712921_clean.Q8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Batch_3712921_clean.R8:Batch_3712921_clean.R8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Batch_3712921_clean.S8:Batch_3712921_clean.S8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Batch_3712921_clean.T8:Batch_3712921_clean.T8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Batch_3712921_clean.U8:Batch_3712921_clean.U8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Batch_3712921_clean.Q9:Batch_3712921_clean.Q9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Batch_3712921_clean.R9:Batch_3712921_clean.R9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Batch_3712921_clean.S9:Batch_3712921_clean.S9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Batch_3712921_clean.T9:Batch_3712921_clean.T9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Batch_3712921_clean.U9:Batch_3712921_clean.U9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Batch_3712921_clean.Q10:Batch_3712921_clean.Q10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Batch_3712921_clean.R10:Batch_3712921_clean.R10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Batch_3712921_clean.S10:Batch_3712921_clean.S10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Batch_3712921_clean.T10:Batch_3712921_clean.T10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Batch_3712921_clean.U10:Batch_3712921_clean.U10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Batch_3712921_clean.Q11:Batch_3712921_clean.Q11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Batch_3712921_clean.R11:Batch_3712921_clean.R11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Batch_3712921_clean.S11:Batch_3712921_clean.S11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Batch_3712921_clean.T11:Batch_3712921_clean.T11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Batch_3712921_clean.U11:Batch_3712921_clean.U11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Batch_3712921_clean.Q12:Batch_3712921_clean.Q12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Batch_3712921_clean.R12:Batch_3712921_clean.R12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Batch_3712921_clean.S12:Batch_3712921_clean.S12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Batch_3712921_clean.T12:Batch_3712921_clean.T12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Batch_3712921_clean.U12:Batch_3712921_clean.U12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Batch_3712921_clean.Q13:Batch_3712921_clean.Q13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Batch_3712921_clean.R13:Batch_3712921_clean.R13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Batch_3712921_clean.S13:Batch_3712921_clean.S13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Batch_3712921_clean.T13:Batch_3712921_clean.T13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Batch_3712921_clean.U13:Batch_3712921_clean.U13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Batch_3712921_clean.Q14:Batch_3712921_clean.Q14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Batch_3712921_clean.R14:Batch_3712921_clean.R14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Batch_3712921_clean.S14:Batch_3712921_clean.S14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Batch_3712921_clean.T14:Batch_3712921_clean.T14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Batch_3712921_clean.U14:Batch_3712921_clean.U14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Batch_3712921_clean.Q15:Batch_3712921_clean.Q15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Batch_3712921_clean.R15:Batch_3712921_clean.R15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Batch_3712921_clean.S15:Batch_3712921_clean.S15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Batch_3712921_clean.T15:Batch_3712921_clean.T15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Batch_3712921_clean.U15:Batch_3712921_clean.U15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Batch_3712921_clean.Q16:Batch_3712921_clean.Q16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Batch_3712921_clean.R16:Batch_3712921_clean.R16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Batch_3712921_clean.S16:Batch_3712921_clean.S16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Batch_3712921_clean.T16:Batch_3712921_clean.T16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Batch_3712921_clean.U16:Batch_3712921_clean.U16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Batch_3712921_clean.Q17:Batch_3712921_clean.Q17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Batch_3712921_clean.R17:Batch_3712921_clean.R17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Batch_3712921_clean.S17:Batch_3712921_clean.S17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Batch_3712921_clean.T17:Batch_3712921_clean.T17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Batch_3712921_clean.U17:Batch_3712921_clean.U17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Batch_3712921_clean.Q18:Batch_3712921_clean.Q18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Batch_3712921_clean.R18:Batch_3712921_clean.R18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Batch_3712921_clean.S18:Batch_3712921_clean.S18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Batch_3712921_clean.T18:Batch_3712921_clean.T18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Batch_3712921_clean.U18:Batch_3712921_clean.U18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Batch_3712921_clean.Q19:Batch_3712921_clean.Q19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Batch_3712921_clean.R19:Batch_3712921_clean.R19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Batch_3712921_clean.S19:Batch_3712921_clean.S19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Batch_3712921_clean.T19:Batch_3712921_clean.T19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Batch_3712921_clean.U19:Batch_3712921_clean.U19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Batch_3712921_clean.Q20:Batch_3712921_clean.Q20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Batch_3712921_clean.R20:Batch_3712921_clean.R20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Batch_3712921_clean.S20:Batch_3712921_clean.S20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Batch_3712921_clean.T20:Batch_3712921_clean.T20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Batch_3712921_clean.U20:Batch_3712921_clean.U20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Batch_3712921_clean.Q21:Batch_3712921_clean.Q21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Batch_3712921_clean.R21:Batch_3712921_clean.R21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Batch_3712921_clean.S21:Batch_3712921_clean.S21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Batch_3712921_clean.T21:Batch_3712921_clean.T21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  <calcext:conditional-format calcext:target-range-address="Batch_3712921_clean.U21:Batch_3712921_clean.U21">
            <calcext:color-scale>
              <calcext:color-scale-entry calcext:value="0" calcext:type="minimum" calcext:color="#ffffff"/>
              <calcext:color-scale-entry calcext:value="0" calcext:type="maximum" calcext:color="#b2b2b2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25T11:34:23.002698886</dc:date>
    <meta:editing-duration>PT1M6S</meta:editing-duration>
    <meta:editing-cycles>1</meta:editing-cycles>
    <meta:generator>LibreOffice/5.2.7.2$Linux_X86_64 LibreOffice_project/20m0$Build-2</meta:generator>
    <meta:document-statistic meta:table-count="1" meta:cell-count="441" meta:object-count="0"/>
  </office:meta>
</office:document-meta>
</file>